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officeooo:rsid="0009c7c7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a9742" officeooo:paragraph-rsid="000a9742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d6b68" officeooo:paragraph-rsid="000d6b68" fo:background-color="#1e1e1e"/>
    </style:style>
    <style:style style:name="P5" style:family="paragraph" style:parent-style-name="Standard">
      <style:paragraph-properties style:line-height-at-least="0.503cm"/>
      <style:text-properties fo:color="#4ec9b0" style:font-name="Droid Sans Mono" fo:font-size="10.5pt" fo:font-weight="normal" officeooo:rsid="0009c7c7" officeooo:paragraph-rsid="0009c7c7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color="#000000" officeooo:rsid="0009c7c7" officeooo:paragraph-rsid="0009c7c7" fo:background-color="transparent"/>
    </style:style>
    <style:style style:name="P8" style:family="paragraph" style:parent-style-name="Standard">
      <style:text-properties fo:color="#000000" style:font-name="Droid Sans Mono" fo:font-size="10.5pt" fo:font-weight="normal" officeooo:rsid="0009c7c7" officeooo:paragraph-rsid="0009c7c7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9c7c7" officeooo:paragraph-rsid="0009c7c7" fo:background-color="transparent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a9742" officeooo:paragraph-rsid="000a9742" fo:background-color="transparent"/>
    </style:style>
    <style:style style:name="P1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9c7c7" officeooo:paragraph-rsid="0009c7c7" fo:background-color="#1e1e1e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a9742" officeooo:paragraph-rsid="000a9742" fo:background-color="#1e1e1e"/>
    </style:style>
    <style:style style:name="P15" style:family="paragraph" style:parent-style-name="Standard">
      <style:paragraph-properties style:line-height-at-least="0.503cm"/>
      <style:text-properties officeooo:rsid="000a9742" officeooo:paragraph-rsid="000a9742"/>
    </style:style>
    <style:style style:name="P16" style:family="paragraph" style:parent-style-name="Standard">
      <style:paragraph-properties style:line-height-at-least="0.503cm"/>
      <style:text-properties officeooo:rsid="000d6b68" officeooo:paragraph-rsid="000d6b68"/>
    </style:style>
    <style:style style:name="P17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8" style:family="paragraph" style:parent-style-name="Standard">
      <style:paragraph-properties style:line-height-at-least="0.503cm"/>
      <style:text-properties fo:color="#ce9178" style:font-name="Droid Sans Mono" fo:font-size="10.5pt" fo:font-weight="normal" officeooo:rsid="000d6b68" officeooo:paragraph-rsid="000d6b68" fo:background-color="#1e1e1e"/>
    </style:style>
    <style:style style:name="P19" style:family="paragraph" style:parent-style-name="Standard">
      <style:paragraph-properties style:line-height-at-least="0.503cm"/>
      <style:text-properties fo:color="#ce9178" style:font-name="Droid Sans Mono" fo:font-size="10.5pt" fo:font-weight="normal" officeooo:rsid="000dccf9" officeooo:paragraph-rsid="000dccf9" fo:background-color="#1e1e1e"/>
    </style:style>
    <style:style style:name="P20" style:family="paragraph" style:parent-style-name="Standard">
      <style:paragraph-properties style:line-height-at-least="0.503cm"/>
      <style:text-properties officeooo:rsid="000f5a47" officeooo:paragraph-rsid="000f5a47"/>
    </style:style>
    <style:style style:name="P2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f5a47" officeooo:paragraph-rsid="000f5a47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officeooo:rsid="000dccf9"/>
    </style:style>
    <style:style style:name="T6" style:family="text">
      <style:text-properties fo:color="#b5cea8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style:use-window-font-color="tru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gression debug</text:p>
      <text:p text:style-name="P8">"name": "Regression autocontext training",</text:p>
      <text:p text:style-name="P10">"type": "python",</text:p>
      <text:p text:style-name="P10">"request": "launch",</text:p>
      <text:p text:style-name="P10">"program": "/home/gergely/NiftyNet/net_regress.py",</text:p>
      <text:p text:style-name="P10">"args": [</text:p>
      <text:p text:style-name="P10">"train","-c", </text:p>
      <text:p text:style-name="P10">"/home/gergely/niftynet/extensions/autocontext_mr_ct/net_autocontext.ini",</text:p>
      <text:p text:style-name="P10">"--starting_iter", "0", "--max_iter", "5"</text:p>
      <text:p text:style-name="P10">],</text:p>
      <text:p text:style-name="P10">"console": "integratedTerminal" <text:s/></text:p>
      <text:p text:style-name="P10"/>
      <text:p text:style-name="P10"/>
      <text:p text:style-name="P9">RegressionApplication::__init</text:p>
      <text:p text:style-name="P9"/>
      <text:p text:style-name="P5">application_driver.py</text:p>
      <text:p text:style-name="P13"># create an application instance</text:p>
      <text:p text:style-name="P2"><text:span text:style-name="T3">assert</text:span> app_param, <text:span text:style-name="T2">'application specific param. not specified'</text:span></text:p>
      <text:p text:style-name="P2">app_module = ApplicationFactory.create(app_param.name)</text:p>
      <text:p text:style-name="P2"><text:span text:style-name="T4">self</text:span>.app = app_module(net_param, action_param, system_param.action)</text:p>
      <text:p text:style-name="P5"/>
      <text:p text:style-name="P9">net_param</text:p>
      <text:p text:style-name="P9">Namespace(activation_function='prelu', batch_size=16, bias_initializer='zeros', bias_initializer_args={}, cutoff=(0.01, 0.99), decay=1e-05, foreground_type='otsu_plus', histogram_ref_file='/home/gergely/niftynet/models/autocontext_mr_ct/histogram_ref_file.txt', keep_prob=1.0, multimod_foreground_type='and', name='scalenet', norm_type='percentile', normalisation=False, normalise_foreground_only=False, queue_length=5, reg_type='L2', smaller_final_batch_mode='pad', volume_padding_mode='minimum', volume_padding_size=(16, 16, 0), weight_initializer='he_normal', weight_initializer_args={}, whitening=True, window_sampling='weighted')</text:p>
      <text:p text:style-name="P9"/>
      <text:p text:style-name="P9">action_param</text:p>
      <text:p text:style-name="P9">Namespace(bf_order=3, bias_field_range=(), deformation_sigma=15, do_elastic_deformation=False, exclude_fraction_for_inference=0.05, exclude_fraction_for_validation=0.05, loss_type='RMSE', lr=0.005, max_checkpoints=10, max_iter=5, num_ctrl_points=4, optimiser='rmsprop', proportion_to_deform=0.5, random_flipping_axes=(0, 1), rotation_angle=(), rotation_angle_x=(), rotation_angle_y=(), rotation_angle_z=(), sample_per_volume=10, save_every_n=1000, scaling_percentage=(-10.0, 10.0), starting_iter=0, tensorboard_every_n=5, validation_every_n=10, validation_max_iter=1)</text:p>
      <text:p text:style-name="P9"/>
      <text:p text:style-name="P9">system_param.action</text:p>
      <text:p text:style-name="P9">Namespace(action='training', cuda_devices='', dataset_split_file='/home/gergely/niftynet/models/autocontext_mr_ct/dataset_split.csv', event_handler=('model_saver', 'model_restorer', 'sampler_threading', 'apply_gradients', 'output_interpreter', 'console_logger', 'tensorboard_logger'), iteration_generator='iteration_generator', model_dir='/home/gergely/niftynet/models/autocontext_mr_ct', num_gpus=1, num_threads=4, queue_length='128')</text:p>
      <text:p text:style-name="P9"/>
      <text:p text:style-name="P9"/>
      <text:p text:style-name="P9"><text:soft-page-break/></text:p>
      <text:p text:style-name="P11">inferencefiles:</text:p>
      <text:p text:style-name="P1"/>
      <text:p text:style-name="P15">Modality1</text:p>
      <text:p text:style-name="P1">array(['/home/gergely/niftynet/data/mr_ct_regression/T2_corrected/PLA.nii.gz'],</text:p>
      <text:p text:style-name="P1"><text:s text:c="6"/>dtype=object)</text:p>
      <text:p text:style-name="P15">Modality2</text:p>
      <text:p text:style-name="P1">array(['/home/gergely/niftynet/data/mr_ct_regression/CT_zero_mean/PLA.nii.gz'],</text:p>
      <text:p text:style-name="P1"><text:s text:c="6"/>dtype=object)</text:p>
      <text:p text:style-name="P15">Sampweight</text:p>
      <text:p text:style-name="P1">array(['/home/gergely/niftynet/data/mr_ct_regression/T2_mask/PLA.nii.gz'],</text:p>
      <text:p text:style-name="P1"><text:s text:c="6"/>dtype=object)</text:p>
      <text:p text:style-name="P1"/>
      <text:p text:style-name="P15">trainfiles:12</text:p>
      <text:p text:style-name="P15"/>
      <text:p text:style-name="P15">validation: 1:WEB</text:p>
      <text:p text:style-name="P15"/>
      <text:p text:style-name="P15"/>
      <text:p text:style-name="P14"># start application</text:p>
      <text:p text:style-name="P2">driver_table = {</text:p>
      <text:p text:style-name="P2">TRAIN: ApplicationDriver,</text:p>
      <text:p text:style-name="P2">INFER: ApplicationDriver,</text:p>
      <text:p text:style-name="P2">EVAL: EvaluationApplicationDriver}</text:p>
      <text:p text:style-name="P2">app_driver = driver_table[system_param[<text:span text:style-name="T2">'SYSTEM'</text:span>].action]()</text:p>
      <text:p text:style-name="P2">app_driver.initialise_application(system_param, input_data_param)</text:p>
      <text:p text:style-name="P15"/>
      <text:p text:style-name="P15"/>
      <text:p text:style-name="P3">system_param</text:p>
      <text:p text:style-name="P15">{'CONFIG_FILE': Namespace(path='/hom...text.ini'), 'CUSTOM': Namespace(error_map=...weight=()), 'INFERENCE': Namespace(border=(16..., 240, 1)), 'NETWORK': Namespace(activation...weighted'), 'SYSTEM': Namespace(action='tr...gth='128'), 'TRAINING': Namespace(bf_order=3...ax_iter=1)}</text:p>
      <text:p text:style-name="P16">input_data_param</text:p>
      <text:p text:style-name="P15">{'MODALITY1': Namespace(axcodes=()..., 160, 1)), 'MODALITY2': Namespace(axcodes=()..., 160, 1)), 'SAMPWEIGHT': Namespace(axcodes=()..., 160, 1)), 'context': Namespace(axcodes=()..., 160, 1))}</text:p>
      <text:p text:style-name="P15"/>
      <text:p text:style-name="P16">application_driver::run</text:p>
      <text:p text:style-name="P18">Initialise a TF graph, connect data sampler and network within</text:p>
      <text:p text:style-name="P17">the graph context, run training loops or inference loops.</text:p>
      <text:p text:style-name="P6"/>
      <text:p text:style-name="P17">:param application: a niftynet application</text:p>
      <text:p text:style-name="P17">:param graph: default base graph to run the application</text:p>
      <text:p text:style-name="P17">:return:</text:p>
      <text:p text:style-name="P16"/>
      <text:p text:style-name="P16"/>
      <text:p text:style-name="P4">graph = tf.Graph()</text:p>
      <text:p text:style-name="P4"/>
      <text:p text:style-name="P4">regression_app:237</text:p>
      <text:p text:style-name="P4"><text:span text:style-name="T4">self</text:span>.net = ApplicationNetFactory.create(<text:span text:style-name="T4">self</text:span>.net_param.name)(</text:p>
      <text:p text:style-name="P4"><text:span text:style-name="T4">self</text:span>.net = ApplicationNetFactory.create(<text:span text:style-name="T4">self</text:span>.net_param.name)</text:p>
      <text:p text:style-name="P4"><text:soft-page-break/><text:s/><text:span text:style-name="T5">scalenet</text:span></text:p>
      <text:p text:style-name="P18">implementation of ScaleNet:</text:p>
      <text:p text:style-name="P17">Fidon et al., "Scalable multimodal convolutional</text:p>
      <text:p text:style-name="P17">networks for brain tumour segmentation", MICCAI '17</text:p>
      <text:p text:style-name="P17"/>
      <text:p text:style-name="P17">Namespace(activation_function='prelu', batch_size=16, bias_initializer='zeros', bias_initializer_args={}, cutoff=(0.01, 0.99), decay=1e-05, foreground_type='otsu_plus', histogram_ref_file='/home/gergely/niftynet/models/autocontext_mr_ct/histogram_ref_file.txt', keep_prob=1.0, multimod_foreground_type='and', name='scalenet', norm_type='percentile', normalisation=False, normalise_foreground_only=False, queue_length=5, reg_type='L2', smaller_final_batch_mode='pad', volume_padding_mode='minimum', volume_padding_size=(16, 16, 0), weight_initializer='he_normal', weight_initializer_args={}, whitening=True, window_sampling='weighted')</text:p>
      <text:p text:style-name="P17"/>
      <text:p text:style-name="P19">application_dirver::266</text:p>
      <text:p text:style-name="P12"># setup network for each of the multiple devices</text:p>
      <text:p text:style-name="P2">application.connect_data_and_network(</text:p>
      <text:p text:style-name="P2">outputs_collector, gradients_collector)</text:p>
      <text:p text:style-name="P17"/>
      <text:p text:style-name="P17"/>
      <text:p text:style-name="P17">[Layer] ScaleNet/scaleblock/M_F_0_0 [Trainable] bn_0/beta, bn_0/gamma, conv_0/w, bn_1/beta, bn_1/gamma, conv_1/w (48)</text:p>
      <text:p text:style-name="P17">[Layer] ScaleNet/scaleblock/M_F_0_1 [Trainable] bn_0/beta, bn_0/gamma, conv_0/w, bn_1/beta, bn_1/gamma, conv_1/w (48)</text:p>
      <text:p text:style-name="P17">[Layer] ScaleNet/scaleblock/M_F_0_2 [Trainable] bn_0/beta, bn_0/gamma, conv_0/w, bn_1/beta, bn_1/gamma, conv_1/w (48)</text:p>
      <text:p text:style-name="P17">[Layer] ScaleNet/scaleblock/M_F_0_3 [Trainable] bn_0/beta, bn_0/gamma, conv_0/w, bn_1/beta, bn_1/gamma, conv_1/w (48)</text:p>
      <text:p text:style-name="P17">[Layer] ScaleNet/scaleblock/M_F_0_4 [Trainable] bn_0/beta, bn_0/gamma, conv_0/w, bn_1/beta, bn_1/gamma, conv_1/w (48)</text:p>
      <text:p text:style-name="P17">[Layer] ScaleNet/scaleblock/M_F_0_5 [Trainable] bn_0/beta, bn_0/gamma, conv_0/w, bn_1/beta, bn_1/gamma, conv_1/w (48)</text:p>
      <text:p text:style-name="P17">[Layer] ScaleNet/scaleblock/M_F_0_6 [Trainable] bn_0/beta, bn_0/gamma, conv_0/w, bn_1/beta, bn_1/gamma, conv_1/w (48)</text:p>
      <text:p text:style-name="P17">[Layer] ScaleNet/scaleblock/M_F_0_7 [Trainable] bn_0/beta, bn_0/gamma, conv_0/w, bn_1/beta, bn_1/gamma, conv_1/w (48)</text:p>
      <text:p text:style-name="P17">[Layer] ScaleNet/scaleblock/M_F_0_8 [Trainable] bn_0/beta, bn_0/gamma, conv_0/w, bn_1/beta, bn_1/gamma, conv_1/w (48)</text:p>
      <text:p text:style-name="P17">[Layer] ScaleNet/scaleblock/M_F_0_9 [Trainable] bn_0/beta, bn_0/gamma, conv_0/w, bn_1/beta, bn_1/gamma, conv_1/w (48)</text:p>
      <text:p text:style-name="P17">[Layer] ScaleNet/scaleblock/M_F_0_10 [Trainable] bn_0/beta, bn_0/gamma, conv_0/w, bn_1/beta, bn_1/gamma, conv_1/w (48)</text:p>
      <text:p text:style-name="P17">[Layer] ScaleNet/scaleblock/M_F_0_11 [Trainable] bn_0/beta, bn_0/gamma, conv_0/w, bn_1/beta, bn_1/gamma, conv_1/w (48)</text:p>
      <text:p text:style-name="P17">[Layer] ScaleNet/scaleblock/M_F_0_12 [Trainable] bn_0/beta, bn_0/gamma, conv_0/w, bn_1/beta, bn_1/gamma, conv_1/w (48)</text:p>
      <text:p text:style-name="P17">[Layer] ScaleNet/scaleblock/M_F_0_13 [Trainable] bn_0/beta, bn_0/gamma, conv_0/w, bn_1/beta, bn_1/gamma, conv_1/w (48)</text:p>
      <text:p text:style-name="P17">[Layer] ScaleNet/scaleblock/M_F_0_14 [Trainable] bn_0/beta, bn_0/gamma, conv_0/w, bn_1/beta, bn_1/gamma, conv_1/w (48)</text:p>
      <text:p text:style-name="P17"><text:soft-page-break/>[Layer] ScaleNet/scaleblock/M_F_0_15 [Trainable] bn_0/beta, bn_0/gamma, conv_0/w, bn_1/beta, bn_1/gamma, conv_1/w (48)</text:p>
      <text:p text:style-name="P17">[Layer] ScaleNet/scaleblock/F_M_0_0 [Trainable] bn_0/beta, bn_0/gamma, conv_0/w, bn_1/beta, bn_1/gamma, conv_1/w (2624)</text:p>
      <text:p text:style-name="P17">[Layer] ScaleNet/scaleblock/F_M_0_1 [Trainable] bn_0/beta, bn_0/gamma, conv_0/w, bn_1/beta, bn_1/gamma, conv_1/w (2624)</text:p>
      <text:p text:style-name="P17">INFO:niftynet: using HighRes3DNet</text:p>
      <text:p text:style-name="P17">[Layer] ScaleNet/HighRes3DNet/conv_0_bn_prelu [Trainable] conv_/w, bn_/beta, bn_/gamma, prelu_acti_/alpha (2352)</text:p>
      <text:p text:style-name="P17">[Layer] ScaleNet/HighRes3DNet/res_1_0 [Trainable] bn_0/beta, bn_0/gamma, prelu_acti_0/alpha, conv_0/w, bn_1/beta, bn_1/gamma, prelu_acti_1/alpha, conv_1/w (4704)</text:p>
      <text:p text:style-name="P17">[Layer] ScaleNet/HighRes3DNet/res_1_1 [Trainable] bn_0/beta, bn_0/gamma, prelu_acti_0/alpha, conv_0/w, bn_1/beta, bn_1/gamma, prelu_acti_1/alpha, conv_1/w (4704)</text:p>
      <text:p text:style-name="P17">[Layer] ScaleNet/HighRes3DNet/res_1_2 [Trainable] bn_0/beta, bn_0/gamma, prelu_acti_0/alpha, conv_0/w, bn_1/beta, bn_1/gamma, prelu_acti_1/alpha, conv_1/w (4704)</text:p>
      <text:p text:style-name="P17">[Layer] ScaleNet/HighRes3DNet/res_2_0 [Trainable] bn_0/beta, bn_0/gamma, prelu_acti_0/alpha, conv_0/w, bn_1/beta, bn_1/gamma, prelu_acti_1/alpha, conv_1/w (13968)</text:p>
      <text:p text:style-name="P17">[Layer] ScaleNet/HighRes3DNet/res_2_1 [Trainable] bn_0/beta, bn_0/gamma, prelu_acti_0/alpha, conv_0/w, bn_1/beta, bn_1/gamma, prelu_acti_1/alpha, conv_1/w (18624)</text:p>
      <text:p text:style-name="P17">[Layer] ScaleNet/HighRes3DNet/res_2_2 [Trainable] bn_0/beta, bn_0/gamma, prelu_acti_0/alpha, conv_0/w, bn_1/beta, bn_1/gamma, prelu_acti_1/alpha, conv_1/w (18624)</text:p>
      <text:p text:style-name="P17">[Layer] ScaleNet/HighRes3DNet/res_3_0 [Trainable] bn_0/beta, bn_0/gamma, prelu_acti_0/alpha, conv_0/w, bn_1/beta, bn_1/gamma, prelu_acti_1/alpha, conv_1/w (55584)</text:p>
      <text:p text:style-name="P17">[Layer] ScaleNet/HighRes3DNet/res_3_1 [Trainable] bn_0/beta, bn_0/gamma, prelu_acti_0/alpha, conv_0/w, bn_1/beta, bn_1/gamma, prelu_acti_1/alpha, conv_1/w (74112)</text:p>
      <text:p text:style-name="P17">[Layer] ScaleNet/HighRes3DNet/res_3_2 [Trainable] bn_0/beta, bn_0/gamma, prelu_acti_0/alpha, conv_0/w, bn_1/beta, bn_1/gamma, prelu_acti_1/alpha, conv_1/w (74112)</text:p>
      <text:p text:style-name="P17">[Layer] ScaleNet/HighRes3DNet/conv_1_bn_prelu [Trainable] conv_/w, bn_/beta, bn_/gamma, prelu_acti_/alpha (5360)</text:p>
      <text:p text:style-name="P17">[Layer] ScaleNet/HighRes3DNet/conv_2_bn [Trainable] conv_/w, bn_/beta, bn_/gamma (82)</text:p>
      <text:p text:style-name="P16"/>
      <text:p text:style-name="P16"/>
      <text:p text:style-name="P16"/>
      <text:p text:style-name="P20">application</text:p>
      <text:p text:style-name="P20">&lt;niftynet.application.regression_application.RegressionApplication object at 0x7ff8893ccc50&gt;</text:p>
      <text:p text:style-name="P20"/>
      <text:p text:style-name="P21">back_end = ScaleBlock('AVERAGE', n_layers=1)</text:p>
      <text:p text:style-name="P22">output_tensor = back_end(roots, is_training)</text:p>
      <text:p text:style-name="P23"/>
      <text:p text:style-name="P22">front_end = HighRes3DNet(self.num_classes)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20:50.933041097</meta:creation-date>
    <dc:date>2018-10-02T13:27:52.760782438</dc:date>
    <meta:editing-duration>PT1H49M21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4" meta:paragraph-count="102" meta:word-count="611" meta:character-count="8830" meta:non-whitespace-character-count="8299"/>
  </office:meta>
</office:document-meta>
</file>